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10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7.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11.9cm" svg:height="0.962cm" svg:x="8.8cm" svg:y="1.9cm">
          <draw:text-box>
            <text:p>COMPRESSOR DATA STRUCTURE</text:p>
          </draw:text-box>
        </draw:frame>
        <draw:custom-shape draw:style-name="gr2" draw:text-style-name="P1" draw:layer="layout" svg:width="11.4cm" svg:height="13.7cm" svg:x="2.9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4.7cm" svg:x2="5.9cm" svg:y2="18.5cm">
          <text:p/>
        </draw:line>
        <draw:line draw:style-name="gr3" draw:text-style-name="P1" draw:layer="layout" svg:x1="10cm" svg:y1="4.7cm" svg:x2="9.9cm" svg:y2="18.5cm">
          <text:p/>
        </draw:line>
        <draw:frame draw:style-name="gr4" draw:text-style-name="P2" draw:layer="layout" svg:width="2.3cm" svg:height="1.521cm" svg:x="3.2cm" svg:y="3.3cm">
          <draw:text-box>
            <text:p text:style-name="P2"><text:span text:style-name="T1">Label father</text:span></text:p>
          </draw:text-box>
        </draw:frame>
        <draw:frame draw:style-name="gr4" draw:text-style-name="P2" draw:layer="layout" svg:width="2.3cm" svg:height="0.886cm" svg:x="6.5cm" svg:y="3.814cm">
          <draw:text-box>
            <text:p text:style-name="P2"><text:span text:style-name="T1">symbol</text:span></text:p>
          </draw:text-box>
        </draw:frame>
        <draw:frame draw:style-name="gr4" draw:text-style-name="P2" draw:layer="layout" svg:width="5.3cm" svg:height="1.521cm" svg:x="9.8cm" svg:y="3.4cm">
          <draw:text-box>
            <text:p text:style-name="P2"><text:span text:style-name="T1">(Pointer in the trie)</text:span></text:p>
            <text:p text:style-name="P2"><text:span text:style-name="T1">CHILD LABEL</text:span></text:p>
          </draw:text-box>
        </draw:frame>
        <draw:frame draw:style-name="gr5" draw:layer="layout" svg:width="9.4cm" svg:height="2.627cm" svg:x="4.1cm" svg:y="10.3cm">
          <draw:text-box>
            <text:p>HASH TABLE</text:p>
            <text:p><text:span text:style-name="T2">Used to reasearch if a father has a child associated to a given symbol, tells where to search the symbol in the trie</text:span></text:p>
          </draw:text-box>
        </draw:frame>
        <draw:connector draw:style-name="gr6" draw:text-style-name="P1" draw:layer="layout" draw:type="lines" svg:x1="12.634cm" svg:y1="4.123cm" svg:x2="16.162cm" svg:y2="8.709cm" svg:d="m12634 4123v0l3528 4586v0" svg:viewBox="0 0 3529 4587">
          <text:p/>
        </draw:connector>
        <draw:custom-shape draw:style-name="gr2" draw:text-style-name="P1" draw:layer="layout" svg:width="2.1cm" svg:height="13.7cm" svg:x="16.2cm" svg:y="4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6cm" svg:height="1.05cm" svg:x="15.7cm" svg:y="3.5cm">
          <draw:text-box>
            <text:p text:style-name="P3"><text:span text:style-name="T2">Child symbol</text:span></text:p>
          </draw:text-box>
        </draw:frame>
        <draw:frame draw:style-name="gr8" draw:layer="layout" svg:width="6.4cm" svg:height="10.25cm" svg:x="19.8cm" svg:y="5.3cm">
          <draw:text-box>
            <text:p>The trie is implemented as a simple array where to each position is associated the symbol related to the graph <text:s/></text:p>
          </draw:text-box>
        </draw:frame>
      </draw:page>
      <draw:page draw:name="page2" draw:style-name="dp1" draw:master-page-name="Predefinito">
        <draw:frame draw:style-name="gr1" draw:layer="layout" svg:width="11.9cm" svg:height="0.962cm" svg:x="8.8cm" svg:y="1.9cm">
          <draw:text-box>
            <text:p>DECOMPRESSOR DATA STRUCTURE</text:p>
          </draw:text-box>
        </draw:frame>
        <draw:custom-shape draw:style-name="gr2" draw:text-style-name="P1" draw:layer="layout" svg:width="9.8cm" svg:height="10.3cm" svg:x="5.1cm" svg:y="4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4.8cm" svg:x2="9.5cm" svg:y2="15.2cm">
          <text:p/>
        </draw:line>
        <draw:frame draw:style-name="gr9" draw:layer="layout" svg:width="3.8cm" svg:height="1.15cm" svg:x="5.3cm" svg:y="3.7cm">
          <draw:text-box>
            <text:p>Symbol</text:p>
          </draw:text-box>
        </draw:frame>
        <draw:frame draw:style-name="gr9" draw:layer="layout" svg:width="5.1cm" svg:height="1.15cm" svg:x="9.5cm" svg:y="3.7cm">
          <draw:text-box>
            <text:p>Pointer to father</text:p>
          </draw:text-box>
        </draw:frame>
        <draw:frame draw:style-name="gr10" draw:layer="layout" svg:width="9.4cm" svg:height="7.85cm" svg:x="17.3cm" svg:y="5cm">
          <draw:text-box>
            <text:p>The decompressor simply insert sequentially the symbol it sees and updates the pointer to the father, that is the previous symb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7T11:30:28.068595999</meta:creation-date>
    <dc:date>2013-12-07T12:32:56.365597106</dc:date>
    <meta:editing-duration>PT47M17S</meta:editing-duration>
    <meta:editing-cycles>4</meta:editing-cycles>
    <meta:generator>LibreOffice/4.1.3.2$Linux_X86_64 LibreOffice_project/67be83d90c802420c42f677fa4e18190f48d331</meta:generator>
    <meta:document-statistic meta:object-count="18"/>
  </office:meta>
</office:document-meta>
</file>